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a0b" officeooo:paragraph-rsid="00084a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’écris un tru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07:46:01.454047548</meta:creation-date>
    <meta:generator>LibreOffice/6.4.6.2$Linux_X86_64 LibreOffice_project/40$Build-2</meta:generator>
    <dc:date>2020-10-22T08:30:46.311054034</dc:date>
    <meta:editing-duration>PT6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</office:meta>
</office:document-meta>
</file>